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 4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Hindi1" svg:font-family="'Lohit Hindi'"/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" svg:font-family="'Droid Sans Fallback'" style:font-pitch="variable"/>
    <style:font-face style:name="Linux Libertine O1" svg:font-family="'Linux Libertine O'" style:font-pitch="variable"/>
    <style:font-face style:name="Linux Libertine O" svg:font-family="'Linux Libertine O'" style:font-adornments="Normal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6.002cm" table:align="margins" style:writing-mode="lr-tb"/>
    </style:style>
    <style:style style:name="Tabla1.A" style:family="table-column">
      <style:table-column-properties style:column-width="8.001cm" style:rel-column-width="32767*"/>
    </style:style>
    <style:style style:name="Tabla1.B" style:family="table-column">
      <style:table-column-properties style:column-width="8.001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Linux Libertine O1"/>
    </style:style>
    <style:style style:name="P4" style:family="paragraph" style:parent-style-name="Standard">
      <style:paragraph-properties fo:text-align="center" style:justify-single-word="false"/>
      <style:text-properties style:font-name="Linux Libertine O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nux Libertine O1" fo:font-size="14pt" officeooo:paragraph-rsid="001c19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nux Libertine O1" fo:font-size="14pt" officeooo:rsid="001bbb01" officeooo:paragraph-rsid="001bbb01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nux Libertine O1" fo:font-size="14pt" officeooo:rsid="001c191a" officeooo:paragraph-rsid="001c191a" style:font-size-asian="14pt" style:font-size-complex="14pt"/>
    </style:style>
    <style:style style:name="P8" style:family="paragraph" style:parent-style-name="Standard">
      <style:text-properties style:font-name="Linux Libertine O1" fo:font-size="12pt" style:font-size-asian="12pt" style:font-size-complex="12pt"/>
    </style:style>
    <style:style style:name="P9" style:family="paragraph" style:parent-style-name="Standard">
      <style:text-properties style:font-name="Linux Libertine O1" fo:font-size="12pt" officeooo:rsid="001bbb01" officeooo:paragraph-rsid="001bbb01" style:font-size-asian="12pt" style:font-size-complex="12pt"/>
    </style:style>
    <style:style style:name="P10" style:family="paragraph" style:parent-style-name="Standard">
      <style:text-properties style:font-name="Linux Libertine O1" fo:font-size="12pt" officeooo:paragraph-rsid="001bbb01" style:font-size-asian="12pt" style:font-size-complex="12pt"/>
    </style:style>
    <style:style style:name="P11" style:family="paragraph" style:parent-style-name="Standard">
      <style:text-properties style:font-name="Linux Libertine O1" fo:font-size="12pt" officeooo:paragraph-rsid="00235c18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nux Libertine O1" fo:font-size="12pt" fo:font-weight="bold" officeooo:rsid="001bbb01" officeooo:paragraph-rsid="001bbb0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nux Libertine O1" fo:font-size="15pt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style:font-name="Linux Libertine O1" fo:font-size="15pt" officeooo:paragraph-rsid="001c191a" style:font-size-asian="15pt" style:font-size-complex="15pt"/>
    </style:style>
    <style:style style:name="P15" style:family="paragraph" style:parent-style-name="Standard">
      <style:text-properties officeooo:paragraph-rsid="001c191a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style:font-name="Linux Libertine O1"/>
    </style:style>
    <style:style style:name="P18" style:family="paragraph" style:parent-style-name="Table_20_Contents">
      <style:text-properties officeooo:rsid="001c191a" officeooo:paragraph-rsid="001c191a"/>
    </style:style>
    <style:style style:name="P19" style:family="paragraph" style:parent-style-name="Standard" style:master-page-name="Standard">
      <style:paragraph-properties fo:margin-top="0.141cm" fo:margin-bottom="0.141cm" loext:contextual-spacing="false" fo:text-align="center" style:justify-single-word="false" style:page-number="1"/>
      <style:text-properties style:font-name="Linux Libertine O1" fo:letter-spacing="-0.005cm" fo:language="es" fo:country="ES" style:language-asian="es" style:country-asian="ES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Linux Libertine O1" fo:letter-spacing="-0.005cm" fo:language="es" fo:country="ES" style:language-asian="es" style:country-asian="ES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Linux Libertine O1" fo:letter-spacing="-0.005cm" fo:language="es" fo:country="ES" officeooo:paragraph-rsid="001c191a" style:language-asian="es" style:country-asian="ES"/>
    </style:style>
    <style:style style:name="T1" style:family="text">
      <style:text-properties style:font-weight-complex="bold"/>
    </style:style>
    <style:style style:name="T2" style:family="text">
      <style:text-properties fo:language="es" fo:country="ES"/>
    </style:style>
    <style:style style:name="T3" style:family="text">
      <style:text-properties officeooo:rsid="001bbb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5c18" style:font-weight-asian="bold" style:font-weight-complex="bold"/>
    </style:style>
    <style:style style:name="T6" style:family="text">
      <style:text-properties officeooo:rsid="001c191a"/>
    </style:style>
    <style:style style:name="T7" style:family="text">
      <style:text-properties style:font-name="Linux Libertine O1" fo:font-size="12pt" style:font-size-asian="12pt" style:font-size-complex="12pt"/>
    </style:style>
    <style:style style:name="T8" style:family="text">
      <style:text-properties style:font-name="Linux Libertine O1" fo:font-size="12pt" officeooo:rsid="001bbb01" style:font-size-asian="12pt" style:font-size-complex="12pt"/>
    </style:style>
    <style:style style:name="T9" style:family="text">
      <style:text-properties style:font-name="Linux Libertine O1" fo:font-size="12pt" officeooo:rsid="001c191a" style:font-size-asian="12pt" style:font-size-complex="12pt"/>
    </style:style>
    <style:style style:name="T10" style:family="text">
      <style:text-properties style:font-name="Linux Libertine O1" fo:font-size="12pt" officeooo:rsid="00206cf5" style:font-size-asian="12pt" style:font-size-complex="12pt"/>
    </style:style>
    <style:style style:name="T11" style:family="text">
      <style:text-properties officeooo:rsid="00206cf5"/>
    </style:style>
    <style:style style:name="T12" style:family="text">
      <style:text-properties officeooo:rsid="00226b65"/>
    </style:style>
    <style:style style:name="T13" style:family="text">
      <style:text-properties officeooo:rsid="00235c18"/>
    </style:style>
    <style:style style:name="fr1" style:family="graphic" style:parent-style-name="OLE">
      <style:graphic-properties fo:margin-left="0.319cm" fo:margin-right="0.319cm" style:run-through="foreground" style:wrap="none" style:vertical-pos="from-top" style:vertical-rel="paragraph" style:horizontal-pos="center" style:horizontal-rel="paragraph" fo:padding="0.002cm" fo:border="none" draw:ole-draw-aspect="1" draw:visible-area-width="5.77cm" draw:visible-area-height="6.007cm"/>
    </style:style>
    <style:style style:name="fr2" style:family="graphic" style:parent-style-name="OLE">
      <style:graphic-properties fo:margin-left="0.319cm" fo:margin-right="0.319cm" style:run-through="foreground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draw:ole-draw-aspect="1" draw:visible-area-width="5.77cm" draw:visible-area-height="6.00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jeto1" text:anchor-type="char" svg:y="0.09cm" svg:width="3.858cm" svg:height="3.983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3">UNIVERSIDAD DE GRANADA</text:p>
      <text:p text:style-name="P13">INGENIER<text:span text:style-name="T3">Í</text:span>A ELECTRÓNICA INDUSTRIAL</text:p>
      <text:p text:style-name="P4"/>
      <text:p text:style-name="P6">DISEÑO DE UN PULSÓMETRO POR INFRARROJOS</text:p>
      <text:p text:style-name="P3"/>
      <text:p text:style-name="P8"><text:span text:style-name="T4">Autor:</text:span><text:tab/><text:tab/><text:tab/><text:span text:style-name="T3">Rafael Bailón Ruiz</text:span></text:p>
      <text:p text:style-name="P8"/>
      <text:p text:style-name="P10"><text:span text:style-name="T4">Directores:</text:span> <text:tab/><text:tab/><text:span text:style-name="T3">Alberto J. Palma López</text:span></text:p>
      <text:p text:style-name="P10"><text:tab/><text:tab/><text:tab/><text:span text:style-name="T3">Fernando Martínez Martí</text:span></text:p>
      <text:p text:style-name="P8"><text:tab/></text:p>
      <text:p text:style-name="P8"><text:span text:style-name="T4">Departamento:</text:span> <text:tab/><text:span text:style-name="T3">Electrónica y Tecnología de Computadores</text:span></text:p>
      <text:p text:style-name="P8"/>
      <text:p text:style-name="P8"><text:span text:style-name="T4">Palabras clave: </text:span><text:tab/><text:span text:style-name="T13">pulsimetría, fotopletismografía, instrumentación portátil</text:span></text:p>
      <text:p text:style-name="P11"><text:span text:style-name="T5">Keywords</text:span><text:span text:style-name="T4">: </text:span><text:tab/><text:tab/><text:span text:style-name="T13">pulsimetry, photoplethysmography, portable instrumentation</text:span></text:p>
      <text:p text:style-name="P9"/>
      <text:p text:style-name="P12">Resumen</text:p>
      <text:p text:style-name="P8"/>
      <text:p text:style-name="P9">En español</text:p>
      <text:p text:style-name="P9"/>
      <text:p text:style-name="P9">En Inglés</text:p>
      <text:p text:style-name="P3"/>
      <text:p text:style-name="P17"/>
      <text:p text:style-name="P20"><draw:frame draw:style-name="fr2" draw:name="Objeto2" text:anchor-type="char" svg:y="0.09cm" svg:width="3.858cm" svg:height="3.983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14">UNIVERSIDAD DE GRANADA</text:p>
      <text:p text:style-name="P14">INGENIER<text:span text:style-name="T3">Í</text:span>A ELECTRÓNICA INDUSTRIAL</text:p>
      <text:p text:style-name="P5"/>
      <text:p text:style-name="P7">AUTORIZACIÓN DE LECTURA DE</text:p>
      <text:p text:style-name="P7">TRABAJO FIN DE GRADO</text:p>
      <text:p text:style-name="P2"/>
      <text:p text:style-name="P15">D. <text:span text:style-name="T8">Alberto J. Palma López </text:span>y D. <text:span text:style-name="T8">Fernando </text:span><text:span text:style-name="T9">M</text:span><text:span text:style-name="T8">artínez </text:span><text:span text:style-name="T9">M</text:span><text:span text:style-name="T8">artí</text:span> profesores del <text:span text:style-name="T11">D</text:span>epartamento de <text:span text:style-name="T11">E</text:span><text:span text:style-name="T8">lectrónica y </text:span><text:span text:style-name="T10">Te</text:span><text:span text:style-name="T8">cnología de </text:span><text:span text:style-name="T10">C</text:span><text:span text:style-name="T8">omputadores</text:span> de la <text:span text:style-name="T11">U</text:span>niversidad de <text:span text:style-name="T11">G</text:span>ranada, como <text:span text:style-name="T11">d</text:span>irector<text:span text:style-name="T11">e</text:span>s del <text:span text:style-name="T11">T</text:span>rabajo <text:span text:style-name="T11">F</text:span>in de <text:span text:style-name="T11">G</text:span>rado titulado “<text:span text:style-name="T6">Diseño de un pulsómetro por infrarrojos</text:span>” y realizado por el <text:span text:style-name="T12">a</text:span>lumno <text:span text:style-name="T6">D. Rafael Bailón Ruiz</text:span></text:p>
      <text:p text:style-name="Standard"/>
      <text:p text:style-name="Standard"><text:span text:style-name="T1">CERTIFICAN</text:span>: que el citado Trabajo Fin de Grado, ha sido realizado y redactado por dicho alumno y autorizan su presentación.</text:p>
      <text:p text:style-name="Standard"/>
      <text:p text:style-name="Standard">Granada,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Fdo. <text:span text:style-name="T8">D. Alberto J. Palma López</text:span></text:p>
          </table:table-cell>
          <table:table-cell table:style-name="Tabla1.A1" office:value-type="string">
            <text:p text:style-name="P18">Fdo. <text:s/>D. <text:span text:style-name="T8">Fernando </text:span><text:span text:style-name="T7">M</text:span><text:span text:style-name="T8">artínez </text:span><text:span text:style-name="T7">M</text:span><text:span text:style-name="T8">artí</text:span></text:p>
          </table:table-cell>
        </table:table-row>
      </table:table>
      <text:p text:style-name="Standard"/>
      <text:p text:style-name="P16"/>
      <text:p text:style-name="P21"><draw:frame draw:style-name="fr2" draw:name="Objeto4" text:anchor-type="char" svg:y="0.09cm" svg:width="3.858cm" svg:height="3.983cm" draw:z-index="2"><draw:object-ole xlink:href="./Object 4" xlink:type="simple" xlink:show="embed" xlink:actuate="onLoad"/><draw:image xlink:href="./ObjectReplacements/Object 4" xlink:type="simple" xlink:show="embed" xlink:actuate="onLoad"/><svg:desc>Objeto OLE</svg:desc></draw:frame></text:p>
      <text:p text:style-name="P14">UNIVERSIDAD DE GRANADA</text:p>
      <text:p text:style-name="P14">INGENIER<text:span text:style-name="T3">Í</text:span>A ELECTRÓNICA INDUSTRIAL</text:p>
      <text:p text:style-name="P5"/>
      <text:p text:style-name="P7">AUTORIZACIÓN DE DEPÓSITO EN LA BIBLIOTECA</text:p>
      <text:p text:style-name="P7"/>
      <text:p text:style-name="P15">Yo, D. <text:span text:style-name="T6">Rafael Bailón Ruiz</text:span> con DNI _________<text:span text:style-name="T6">,</text:span> autor del Trabajo Fin de Grado titulado “<text:span text:style-name="T6">Diseño de un pulsómetro por infrarrojos”</text:span> realizado en la Universidad de Granada</text:p>
      <text:p text:style-name="Standard"/>
      <text:p text:style-name="Standard">AUTORIZO: a<text:span text:style-name="T2">l depósito de dicho Trabajo en la Biblioteca de la Universidad de Granada, y de la visualización a través de Internet.</text:span></text:p>
      <text:p text:style-name="P1"/>
      <text:p text:style-name="Standard">Granada, <text:s text:c="2"/></text:p>
      <text:p text:style-name="Standard"/>
      <text:p text:style-name="Standard"/>
      <text:p text:style-name="Standard"/>
      <text:p text:style-name="Standard"/>
      <text:p text:style-name="Standard">Fdo. D. <text:span text:style-name="T6">Rafael Bailón Ruiz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ohit Hindi1" svg:font-family="'Lohit Hindi'"/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" svg:font-family="'Droid Sans Fallback'" style:font-pitch="variable"/>
    <style:font-face style:name="Linux Libertine O1" svg:font-family="'Linux Libertine O'" style:font-pitch="variable"/>
    <style:font-face style:name="Linux Libertine O" svg:font-family="'Linux Libertine O'" style:font-adornments="Normal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41cm" fo:margin-bottom="0.141cm" loext:contextual-spacing="false" fo:text-align="justify" style:justify-single-word="false" fo:orphans="0" fo:widows="0" fo:hyphenation-ladder-count="no-limit" style:page-number="auto" style:writing-mode="lr-tb"/>
      <style:text-properties style:use-window-font-color="true" style:font-name="Linux Libertine O" fo:font-family="'Linux Libertine O'" style:font-style-name="Normal" style:font-pitch="variable" fo:font-size="12pt" fo:language="es" fo:country="ES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pitch-asian="variable" style:font-size-asian="12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41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.175cm" fo:margin-right="3.22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  <style:master-page style:name="Convertir_20_2" style:display-name="Convertir 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 TFG</dc:title>
    <meta:initial-creator>Usuaggrio</meta:initial-creator>
    <meta:creation-date>2008-06-17T17:04:00</meta:creation-date>
    <dc:creator>Rafael Bailón Ruiz</dc:creator>
    <dc:date>2015-07-05T00:31:18.621396536</dc:date>
    <meta:editing-cycles>13</meta:editing-cycles>
    <meta:editing-duration>PT1H31M48S</meta:editing-duration>
    <meta:generator>LibreOffice/4.4.4.2$Linux_X86_64 LibreOffice_project/40$Build-2</meta:generator>
    <meta:document-statistic meta:table-count="1" meta:image-count="0" meta:object-count="3" meta:page-count="6" meta:paragraph-count="29" meta:word-count="206" meta:character-count="1426" meta:non-whitespace-character-count="1232"/>
  </office:meta>
</office:document-meta>
</file>